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азвание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Hey<text:s/>{{ name }} from {{ origin|default:"the Earth" }}!</text:p>
      <text:p text:style-name="P2"/>
      <text:p text:style-name="P3">Here's your document in {{ output_format|upper<text:s/>}} format, as you've requested.</text:p>
      <text:p text:style-name="Обычный"><text:span text:style-name="T4">Look, here's the current date, obtained via the Django temp</text:span><text:span text:style-name="T5">lating system:<text:s/></text:span><text:span text:style-name="T6">{% now 'Y-m-d' %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азвание" style:display-name="Название" style:family="paragraph" style:parent-style-name="Обычный" style:next-style-name="Обычный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орозов Александр</meta:initial-creator>
    <dc:creator>Морозов Александр</dc:creator>
    <meta:creation-date>2016-06-30T07:39:00Z</meta:creation-date>
    <dc:date>2016-07-11T12:47:00Z</dc:date>
    <meta:template xlink:href="Normal.dotm" xlink:type="simple"/>
    <meta:editing-cycles>16</meta:editing-cycles>
    <meta:editing-duration>PT2160S</meta:editing-duration>
    <meta:document-statistic meta:page-count="1" meta:paragraph-count="1" meta:word-count="33" meta:character-count="225" meta:row-count="1" meta:non-whitespace-character-count="193"/>
  </office:meta>
</office:document-meta>
</file>